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Lyncon Baez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82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4/05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Projeto projeto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4873543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2342343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gfdgfdgdf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gfdgdfg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dfhfgh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fghfghf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02/03/2019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02/03/202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gfdgdfgdfgdfgd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dfhfg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3424234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komb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/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>X</text:span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Motorestenho</text:span></text:p>
            <text:p text:style-name="P23">Nº da CNH: <text:span text:style-name="T15">4593948574</text:span></text:p>
            <text:p text:style-name="P23">Validade: <text:span text:style-name="T15">23/03/2004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21/01/2003 03:00</text:span></text:p>
            <text:p text:style-name="P10">Data/Hora devolução do veículo na agência: <text:span text:style-name="T15">25/01/2003 06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02/03/2019</text:span></text:p>
            <text:p text:style-name="P23">Horário de entrada: <text:span text:style-name="T15">12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01/03/2020</text:span> </text:p>
            <text:p text:style-name="P23">Horário de saída: <text:span text:style-name="T15">03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34.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546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76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867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98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66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65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87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54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